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48pt" style:font-family-asian="TimesNewRomanPSMT" style:font-family-generic-asian="roman" style:font-size-asian="48pt" style:font-family-complex="TimesNewRomanPSMT" style:font-family-generic-complex="roman" style:font-size-complex="48pt"/>
    </style:style>
    <style:style style:name="P2" style:family="paragraph">
      <style:text-properties fo:font-family="Arial" style:font-family-generic="swiss" style:font-pitch="variable" fo:font-size="48pt" style:font-size-asian="48pt" style:font-size-complex="4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Narrow-Bold" style:font-family-generic="swiss" fo:font-size="20pt" fo:font-weight="bold" style:font-family-asian="ArialNarrow-Bold" style:font-family-generic-asian="swiss" style:font-size-asian="20pt" style:font-weight-asian="bold" style:font-family-complex="ArialNarrow-Bold" style:font-family-generic-complex="swiss" style:font-size-complex="11.3999996185303pt" style:font-weight-complex="bold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TimesNewRomanPSMT" style:font-family-generic="roman" fo:font-size="11pt" style:font-family-asian="TimesNewRomanPSMT" style:font-family-generic-asian="roman" style:font-size-asian="11pt" style:font-family-complex="TimesNewRomanPSMT" style:font-family-generic-complex="roman" style:font-size-complex="6.30000019073486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family="Arial" style:font-family-generic="swiss" style:font-pitch="variable"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family="Helvetica" style:font-family-generic="swiss" fo:font-size="11pt" style:font-family-asian="Helvetica" style:font-family-generic-asian="swiss" style:font-size-asian="11pt" style:font-family-complex="Helvetica" style:font-family-generic-complex="swiss" style:font-size-complex="6.30000019073486pt"/>
    </style:style>
    <style:style style:name="T6" style:family="text">
      <style:text-properties fo:font-family="ArialMT" style:font-family-generic="swiss" fo:font-size="11pt" style:font-family-asian="ArialMT" style:font-family-generic-asian="swiss" style:font-size-asian="11pt" style:font-family-complex="ArialMT" style:font-family-generic-complex="swiss" style:font-size-complex="6.30000019073486pt"/>
    </style:style>
    <style:style style:name="T7" style:family="text">
      <style:text-properties fo:font-family="TimesNewRomanPSMT" style:font-family-generic="roman" fo:font-size="11pt" style:font-family-asian="TimesNewRomanPSMT" style:font-family-generic-asian="roman" style:font-size-asian="11pt" style:font-family-complex="TimesNewRomanPSMT" style:font-family-generic-complex="roman" style:font-size-complex="6.3000001907348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“</text:span><text:span text:style-name="T1">Remember, Time is a greedy player who wins without cheating, every round!”</text:span></text:p>
            <text:p text:style-name="P1"><text:span text:style-name="T1"><text:s/></text:span></text:p>
            <text:p text:style-name="P1"><text:span text:style-name="T2">Charles Baudelaire - The Clo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3">I love deadlines. I like the whooshing sound they make as they fly by.</text:span></text:p>
            <text:p><text:span text:style-name="T4"/></text:p>
            <text:p><text:span text:style-name="T4">Douglas Ad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3" draw:layer="layout" svg:width="25.199cm" svg:height="17.685cm" svg:x="1.4cm" svg:y="0.962cm" presentation:class="subtitle">
          <draw:text-box>
            <text:p text:style-name="P3"><text:span text:style-name="T3">Take a break away from your computer work at least every hour. Frequent breaks help to rest both body and mind, and are much better than a single long break in the middle of the day.</text:span></text:p>
            <text:p text:style-name="P3"><text:span text:style-name="T3"/></text:p>
            <text:p text:style-name="P3"><text:span text:style-name="T4">10 Top Tips for Computer Users (6)</text:span></text:p>
            <text:p text:style-name="P3"><text:span text:style-name="T4">- WTSI H&amp;S Adv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 text:style-name="P4">Rules <text:s/></text:p>
            <text:p text:style-name="P5"><text:span text:style-name="T5">!</text:span><text:span text:style-name="T6"> </text:span><text:span text:style-name="T7">A Pomodoro Consists of 25 minutes Plus a Five-Minute Break (§2.1). <text:s/></text:span></text:p>
            <text:p text:style-name="P5"><text:span text:style-name="T5">!</text:span><text:span text:style-name="T6"> </text:span><text:span text:style-name="T7">After Every Four Pomodoros Comes a 15-30 Minute Break (§2.1.2). </text:span></text:p>
            <text:p text:style-name="P5"><text:span text:style-name="T5">!</text:span><text:span text:style-name="T6"> </text:span><text:span text:style-name="T7">The Pomodoro Is Indivisible. There are no half or quarter Pomodoros (§2.1). </text:span></text:p>
            <text:p text:style-name="P5"><text:span text:style-name="T5">!</text:span><text:span text:style-name="T6"> </text:span><text:span text:style-name="T7">If a Pomodoro Begins, It Has to Ring: <text:s/></text:span></text:p>
            <text:p text:style-name="P5"><text:span text:style-name="T5">!</text:span><text:span text:style-name="T6"> </text:span><text:span text:style-name="T7">If a Pomodoro is interrupted definitively – i.e. the interruption isn’t handled </text:span></text:p>
            <text:p text:style-name="P6">(§2.2.2) – it’s considered void, never begun, and it can’t be recorded with an X </text:p>
            <text:p text:style-name="P6">(§2.1.1). </text:p>
            <text:p text:style-name="P5"><text:span text:style-name="T5">!</text:span><text:span text:style-name="T6"> </text:span><text:span text:style-name="T7">If an activity is completed once a Pomodoro has already begun, continue reviewing </text:span></text:p>
            <text:p text:style-name="P6">the same activity until the Pomodoro rings (§2.1.3). </text:p>
            <text:p text:style-name="P5"><text:span text:style-name="T5">!</text:span><text:span text:style-name="T6"> </text:span><text:span text:style-name="T7">Protect the Pomodoro (§2.2.3). Inform effectively, negotiate quickly to reschedule the </text:span></text:p>
            <text:p text:style-name="P6">interruption, call back the person who interrupted you as agreed. </text:p>
            <text:p text:style-name="P5"><text:span text:style-name="T5">!</text:span><text:span text:style-name="T6"> </text:span><text:span text:style-name="T7">If It Lasts More Than 5-7 Pomodoros, Break It Down (§2.3, §3.11, §4.2). Complex </text:span></text:p>
            <text:p text:style-name="P6">activities should be divided into several activities. </text:p>
            <text:p text:style-name="P5"><text:span text:style-name="T5">!</text:span><text:span text:style-name="T6"> </text:span><text:span text:style-name="T7">If It Lasts Less Than One Pomodoro, Add It Up (§2.3, §4.2). Simple tasks can be </text:span></text:p>
            <text:p text:style-name="P6">combined. </text:p>
            <text:p text:style-name="P5"><text:span text:style-name="T5">!</text:span><text:span text:style-name="T6"> </text:span><text:span text:style-name="T7">Results Are Achieved Pomodoro after Pomodoro (§3.8). </text:span></text:p>
            <text:p text:style-name="P5"><text:span text:style-name="T5">!</text:span><text:span text:style-name="T6"> </text:span><text:span text:style-name="T7">The Next Pomodoro Will Go Better (§3.9)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0-09-15T15:50:00</meta:creation-date>
    <meta:editing-duration>PT00H13M11S</meta:editing-duration>
    <meta:editing-cycles>2</meta:editing-cycles>
    <dc:date>2010-09-15T16:03:08</dc:date>
    <dc:creator>Andy Brown</dc:creator>
    <meta:document-statistic meta:object-count="33"/>
    <meta:generator>OpenOffice.org/3.2$Unix OpenOffice.org_project/320m12$Build-9483</meta:generator>
  </office:meta>
</office:document-meta>
</file>